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mTokenImpl.XmlNmToken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mTokenImpl.validateLexical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NmTokenImpl.XmlNmToke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